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Tahoma2" svg:font-family="Tahom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fo:language="en" fo:country="US" officeooo:rsid="001a0527" officeooo:paragraph-rsid="000e5655" style:font-size-asian="14pt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4pt" officeooo:paragraph-rsid="000e5655" style:font-size-asian="14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4pt" officeooo:paragraph-rsid="001813e9" style:font-size-asian="14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4pt" officeooo:paragraph-rsid="0018d7a8" style:font-size-asian="14pt"/>
    </style:style>
    <style:style style:name="P5" style:family="paragraph" style:parent-style-name="Standard">
      <style:text-properties style:font-name="Calibri" fo:font-size="14pt" officeooo:paragraph-rsid="000e5655" style:font-size-asian="14pt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4pt" officeooo:rsid="001813e9" officeooo:paragraph-rsid="001813e9" style:font-size-asian="14pt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4pt" fo:language="ru" fo:country="RU" officeooo:rsid="00105c76" officeooo:paragraph-rsid="00105c76" style:font-size-asian="14pt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4pt" fo:language="ru" fo:country="RU" officeooo:rsid="00157960" officeooo:paragraph-rsid="00157960" style:font-size-asian="14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4pt" fo:language="ru" fo:country="RU" officeooo:rsid="001813e9" officeooo:paragraph-rsid="001813e9" style:font-size-asian="14pt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4pt" fo:language="ru" fo:country="RU" officeooo:rsid="0018d7a8" officeooo:paragraph-rsid="0018d7a8" style:font-size-asian="14pt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4pt" fo:language="ru" fo:country="RU" officeooo:rsid="0018d7a8" officeooo:paragraph-rsid="001a1218" style:font-size-asian="14pt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4pt" fo:language="ru" fo:country="RU" officeooo:rsid="001a1218" officeooo:paragraph-rsid="001a1218" style:font-size-asian="14pt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6pt" officeooo:paragraph-rsid="000e5655" style:font-size-asian="16pt"/>
    </style:style>
    <style:style style:name="P14" style:family="paragraph" style:parent-style-name="Standard">
      <style:paragraph-properties fo:orphans="2" fo:widows="2"/>
      <style:text-properties officeooo:paragraph-rsid="000e5655"/>
    </style:style>
    <style:style style:name="P15" style:family="paragraph" style:parent-style-name="Standard">
      <style:paragraph-properties fo:orphans="2" fo:widows="2"/>
      <style:text-properties fo:color="#00000a" style:font-name="Consolas" fo:font-size="11pt" officeooo:rsid="000e5655" officeooo:paragraph-rsid="000e5655" style:font-size-asian="11pt" style:font-name-complex="Consolas1" style:font-size-complex="11pt" style:language-complex="ar" style:country-complex="SA"/>
    </style:style>
    <style:style style:name="P16" style:family="paragraph" style:parent-style-name="Standard">
      <style:paragraph-properties fo:orphans="2" fo:widows="2"/>
      <style:text-properties fo:color="#00000a" fo:font-size="11pt" officeooo:paragraph-rsid="000e5655" style:font-size-asian="11pt" style:font-size-complex="11pt" style:language-complex="ar" style:country-complex="SA"/>
    </style:style>
    <style:style style:name="P17" style:family="paragraph" style:parent-style-name="Standard">
      <style:text-properties officeooo:paragraph-rsid="000e5655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a" style:font-name="Consolas" fo:font-size="11pt" fo:language="en" fo:country="US" fo:font-weight="normal" officeooo:paragraph-rsid="000e5655" style:font-size-asian="11pt" style:font-weight-asian="normal" style:font-size-complex="11pt" style:language-complex="ar" style:country-complex="SA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a" style:font-name="Consolas" fo:font-size="11pt" fo:language="en" fo:country="US" fo:font-weight="normal" officeooo:rsid="000ff6da" officeooo:paragraph-rsid="000ff6da" style:font-size-asian="11pt" style:font-weight-asian="normal" style:font-size-complex="11pt" style:language-complex="ar" style:country-complex="SA" style:font-weight-complex="normal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a" fo:font-size="11pt" fo:language="en" fo:country="US" officeooo:rsid="001006b8" officeooo:paragraph-rsid="001006b8" style:font-size-asian="11pt" style:font-name-complex="Consolas1" style:font-size-complex="11pt" style:language-complex="ar" style:country-complex="SA"/>
    </style:style>
    <style:style style:name="P21" style:family="paragraph" style:parent-style-name="Standard">
      <style:paragraph-properties fo:margin-top="0.499cm" fo:margin-bottom="0cm" loext:contextual-spacing="false"/>
      <style:text-properties style:font-name="Calibri" fo:font-size="14pt" fo:language="en" fo:country="US" officeooo:rsid="00123a61" officeooo:paragraph-rsid="00123a61" style:font-size-asian="14pt"/>
    </style:style>
    <style:style style:name="P22" style:family="paragraph" style:parent-style-name="Standard">
      <style:paragraph-properties fo:margin-top="0.499cm" fo:margin-bottom="0cm" loext:contextual-spacing="false"/>
      <style:text-properties style:font-name="Calibri" fo:font-size="14pt" fo:language="ru" fo:country="RU" officeooo:rsid="00123a61" officeooo:paragraph-rsid="00123a61" style:font-size-asian="14pt" style:font-size-complex="14pt"/>
    </style:style>
    <style:style style:name="P23" style:family="paragraph" style:parent-style-name="Standard">
      <style:paragraph-properties fo:margin-top="0.499cm" fo:margin-bottom="0cm" loext:contextual-spacing="false"/>
      <style:text-properties style:font-name="Calibri" fo:font-size="14pt" fo:language="ru" fo:country="RU" officeooo:rsid="001813e9" officeooo:paragraph-rsid="001813e9" style:font-size-asian="14pt"/>
    </style:style>
    <style:style style:name="P24" style:family="paragraph" style:parent-style-name="Standard">
      <style:paragraph-properties fo:margin-left="4.995cm" fo:margin-right="0cm" fo:text-indent="0cm" style:auto-text-indent="false"/>
      <style:text-properties style:font-name="Calibri" fo:font-size="18pt" fo:font-weight="bold" officeooo:paragraph-rsid="000e5655" style:font-size-asian="18pt" style:font-weight-asian="bold"/>
    </style:style>
    <style:style style:name="P25" style:family="paragraph" style:parent-style-name="Text_20_body">
      <style:text-properties fo:language="ru" fo:country="RU" officeooo:rsid="000dfccc" officeooo:paragraph-rsid="000e5655"/>
    </style:style>
    <style:style style:name="P26" style:family="paragraph" style:parent-style-name="Основной_20_текст_20__28_2_29_">
      <loext:graphic-properties draw:fill-color="#ffffff"/>
      <style:paragraph-properties fo:margin-left="1.164cm" fo:margin-right="0cm" fo:margin-top="0cm" fo:margin-bottom="4.417cm" loext:contextual-spacing="false" fo:text-indent="0cm" style:auto-text-indent="false"/>
      <style:text-properties officeooo:paragraph-rsid="000e5655"/>
    </style:style>
    <style:style style:name="P27" style:family="paragraph" style:parent-style-name="Заголовок_20__2116_2">
      <loext:graphic-properties draw:fill-color="#ffffff"/>
      <style:paragraph-properties fo:margin-left="3.747cm" fo:margin-right="0cm" fo:margin-top="0cm" fo:margin-bottom="0.351cm" loext:contextual-spacing="false" fo:line-height="1.094cm" fo:keep-together="always" fo:text-indent="0cm" style:auto-text-indent="false" fo:keep-with-next="always"/>
      <style:text-properties style:font-name="Calibri Light" officeooo:paragraph-rsid="000e5655"/>
    </style:style>
    <style:style style:name="P28" style:family="paragraph" style:parent-style-name="Основной_20_текст_20__28_3_29_">
      <loext:graphic-properties draw:fill-color="#ffffff"/>
      <style:paragraph-properties fo:margin-left="8.925cm" fo:margin-right="0.564cm" fo:margin-top="0cm" fo:margin-bottom="0cm" loext:contextual-spacing="false" fo:text-indent="0cm" style:auto-text-indent="false"/>
      <style:text-properties officeooo:paragraph-rsid="000e5655"/>
    </style:style>
    <style:style style:name="P29" style:family="paragraph" style:parent-style-name="Основной_20_текст_20__28_3_29_">
      <loext:graphic-properties draw:fill-color="#ffffff"/>
      <style:paragraph-properties fo:margin-left="8.925cm" fo:margin-right="0.564cm" fo:margin-top="0cm" fo:margin-bottom="6.311cm" loext:contextual-spacing="false" fo:line-height="0.542cm" fo:text-indent="0cm" style:auto-text-indent="false"/>
      <style:text-properties officeooo:paragraph-rsid="000e5655"/>
    </style:style>
    <style:style style:name="P30" style:family="paragraph" style:parent-style-name="Основной_20_текст_20__28_3_29_">
      <loext:graphic-properties draw:fill-color="#ffffff"/>
      <style:paragraph-properties fo:margin-left="0cm" fo:margin-right="0.564cm" fo:margin-top="0cm" fo:margin-bottom="0.397cm" loext:contextual-spacing="false" fo:text-indent="0cm" style:auto-text-indent="false"/>
      <style:text-properties officeooo:paragraph-rsid="000e5655"/>
    </style:style>
    <style:style style:name="P31" style:family="paragraph" style:parent-style-name="Основной_20_текст_20__28_3_29_">
      <loext:graphic-properties draw:fill-color="#ffffff"/>
      <style:paragraph-properties fo:margin-left="8.922cm" fo:margin-right="0.561cm" fo:margin-top="0cm" fo:margin-bottom="0cm" loext:contextual-spacing="false" fo:line-height="0.542cm" fo:text-indent="0cm" style:auto-text-indent="false"/>
      <style:text-properties officeooo:paragraph-rsid="000e5655"/>
    </style:style>
    <style:style style:name="P32" style:family="paragraph" style:parent-style-name="Subtitle">
      <style:text-properties officeooo:paragraph-rsid="001006b8"/>
    </style:style>
    <style:style style:name="P33" style:family="paragraph" style:parent-style-name="Основной_20_текст_20__28_4_29_">
      <loext:graphic-properties draw:fill-color="#ffffff"/>
      <style:paragraph-properties fo:margin-left="6.209cm" fo:margin-right="0cm" fo:margin-top="0cm" fo:margin-bottom="2.395cm" loext:contextual-spacing="false" fo:line-height="0.459cm" fo:text-indent="0cm" style:auto-text-indent="false"/>
      <style:text-properties officeooo:paragraph-rsid="000e5655"/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6" style:family="paragraph" style:parent-style-name="Основной_20_текст_20__28_2_29_" style:master-page-name="Standard">
      <loext:graphic-properties draw:fill-color="#ffffff"/>
      <style:paragraph-properties fo:margin-left="1.164cm" fo:margin-right="0cm" fo:margin-top="0cm" fo:margin-bottom="0cm" loext:contextual-spacing="false" fo:text-indent="0cm" style:auto-text-indent="false" style:page-number="auto"/>
      <style:text-properties officeooo:paragraph-rsid="000e5655"/>
    </style:style>
    <style:style style:name="P37" style:family="paragraph" style:parent-style-name="Heading_20_3">
      <style:paragraph-properties fo:text-align="center" style:justify-single-word="false"/>
      <style:text-properties fo:language="ru" fo:country="RU" officeooo:rsid="00164ed4" officeooo:paragraph-rsid="000e5655"/>
    </style:style>
    <style:style style:name="P38" style:family="paragraph" style:parent-style-name="Heading_20_3">
      <style:paragraph-properties fo:text-align="center" style:justify-single-word="false"/>
      <style:text-properties officeooo:paragraph-rsid="000e5655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006b8"/>
    </style:style>
    <style:style style:name="T3" style:family="text">
      <style:text-properties fo:language="ru" fo:country="RU" officeooo:rsid="00123a61"/>
    </style:style>
    <style:style style:name="T4" style:family="text">
      <style:text-properties fo:language="ru" fo:country="RU" style:font-size-complex="14pt"/>
    </style:style>
    <style:style style:name="T5" style:family="text">
      <style:text-properties fo:language="ru" fo:country="RU" officeooo:rsid="00164ed4" style:font-size-complex="14pt"/>
    </style:style>
    <style:style style:name="T6" style:family="text">
      <style:text-properties fo:language="ru" fo:country="RU" officeooo:rsid="00164ed4"/>
    </style:style>
    <style:style style:name="T7" style:family="text">
      <style:text-properties fo:language="ru" fo:country="RU" officeooo:rsid="001813e9"/>
    </style:style>
    <style:style style:name="T8" style:family="text">
      <style:text-properties fo:language="ru" fo:country="RU" officeooo:rsid="0018d7a8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006b8"/>
    </style:style>
    <style:style style:name="T11" style:family="text">
      <style:text-properties fo:language="en" fo:country="US" officeooo:rsid="00157960"/>
    </style:style>
    <style:style style:name="T12" style:family="text">
      <style:text-properties fo:language="en" fo:country="US" officeooo:rsid="001813e9"/>
    </style:style>
    <style:style style:name="T13" style:family="text">
      <style:text-properties fo:language="en" fo:country="US" officeooo:rsid="001a1218"/>
    </style:style>
    <style:style style:name="T14" style:family="text">
      <style:text-properties fo:color="#00000a" fo:font-size="11pt" fo:language="en" fo:country="US" style:font-size-asian="11pt" style:font-size-complex="11pt" style:language-complex="ar" style:country-complex="SA"/>
    </style:style>
    <style:style style:name="T15" style:family="text">
      <style:text-properties fo:color="#00000a" fo:font-size="11pt" style:font-size-asian="11pt" style:font-size-complex="11pt" style:language-complex="ar" style:country-complex="SA"/>
    </style:style>
    <style:style style:name="T16" style:family="text">
      <style:text-properties fo:font-variant="normal" fo:text-transform="none" fo:color="#000000" style:font-name="Linux Libertine" fo:letter-spacing="normal" fo:language="ru" fo:country="RU" fo:font-style="normal" fo:font-weight="normal" officeooo:rsid="001006b8"/>
    </style:style>
    <style:style style:name="T17" style:family="text">
      <style:text-properties officeooo:rsid="00123a61"/>
    </style:style>
    <style:style style:name="T18" style:family="text">
      <style:text-properties officeooo:rsid="001813e9"/>
    </style:style>
    <style:style style:name="T19" style:family="text">
      <style:text-properties officeooo:rsid="00157960"/>
    </style:style>
    <style:style style:name="T20" style:family="text">
      <style:text-properties style:font-size-complex="14pt"/>
    </style:style>
    <style:style style:name="T21" style:family="text">
      <style:text-properties officeooo:rsid="001a1218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 fo:column-gap="0cm">
          <style:column-sep style:width="0.002cm" style:color="#000000" style:height="100%" style:style="none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БЕЛОРУССКИЙ ГОСУДАРСТВЕННЫЙ УНИВЕРСИТЕТ</text:p>
      <text:p text:style-name="P26">ФАКУЛЬТЕТ ПРИКЛАДНОЙ МАТЕМАТИКИ И ИНФОРМАТИКИ</text:p>
      <text:h text:style-name="P27" text:outline-level="2"><text:bookmark-start text:name="__RefHeading___Toc1844_1681118743"/><text:bookmark text:name="bookmark0"/>Лабораторная работа №<text:span text:style-name="T10">3</text:span><text:bookmark-end text:name="__RefHeading___Toc1844_1681118743"/></text:h>
      <text:p text:style-name="P32"><text:bookmark text:name="bookmark1"/>Решение систем линейных уравнений<text:span text:style-name="T10"> c </text:span><text:span text:style-name="T2">т</text:span><text:span text:style-name="T16">рёхдиагональной </text:span><text:span text:style-name="T2">матрицей методом правой прогонки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>Выполнил:</text:p>
      <text:p text:style-name="P28"><text:s/>Студент 2 курса 5 группы ФПМИ</text:p>
      <text:p text:style-name="P30">Карасик Семён</text:p>
      <text:p text:style-name="P31">Руководитель:</text:p>
      <text:p text:style-name="P29">Радкевич Елена Владимировна</text:p>
      <text:p text:style-name="P17"/>
      <text:p text:style-name="P33"><text:bookmark text:name="bookmark2"/>Минск, 2017 г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34"><text:a xlink:type="simple" xlink:href="#__RefHeading___Toc1844_1681118743" text:style-name="Index_20_Link" text:visited-style-name="Index_20_Link">Лабораторная работа №3<text:tab/>1</text:a></text:p>
          <text:p text:style-name="P35"><text:a xlink:type="simple" xlink:href="#__RefHeading___Toc2056_1681118743" text:style-name="Index_20_Link" text:visited-style-name="Index_20_Link">Постановка задачи<text:tab/>3</text:a></text:p>
          <text:p text:style-name="P35"><text:a xlink:type="simple" xlink:href="#__RefHeading___Toc2058_1681118743" text:style-name="Index_20_Link" text:visited-style-name="Index_20_Link">Описание метода прогонки для решения СЛАУ с трёхдиагональной матрицей<text:tab/>4</text:a></text:p>
          <text:p text:style-name="P35"><text:a xlink:type="simple" xlink:href="#__RefHeading___Toc2066_1681118743" text:style-name="Index_20_Link" text:visited-style-name="Index_20_Link">Листинг программы<text:tab/>5</text:a></text:p>
          <text:p text:style-name="P35"><text:a xlink:type="simple" xlink:href="#__RefHeading___Toc2068_1681118743" text:style-name="Index_20_Link" text:visited-style-name="Index_20_Link">Входные данные<text:tab/>6</text:a></text:p>
          <text:p text:style-name="P35"><text:a xlink:type="simple" xlink:href="#__RefHeading___Toc2070_1681118743" text:style-name="Index_20_Link" text:visited-style-name="Index_20_Link">Выходные данные<text:tab/>6</text:a></text:p>
        </text:index-body>
      </text:table-of-content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7" text:outline-level="3"><text:soft-page-break/></text:h>
      <text:h text:style-name="P38" text:outline-level="3"><text:bookmark-start text:name="__RefHeading___Toc2056_1681118743"/>Постановка задачи<text:bookmark-end text:name="__RefHeading___Toc2056_1681118743"/></text:h>
      <text:p text:style-name="P2"/>
      <text:p text:style-name="P7">Решить систему <text:span text:style-name="T17">линейных алгебраических </text:span>уравнений с трёхдиагональной матрицей методом правой прогонки.<text:span text:style-name="T18"> 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38" text:outline-level="3"><text:bookmark-start text:name="__RefHeading___Toc2058_1681118743"/><text:soft-page-break/>Описание метода <text:span text:style-name="T3">прогонки для решения СЛАУ с трёхдиагональной матрицей</text:span><text:bookmark-end text:name="__RefHeading___Toc2058_1681118743"/></text:h>
      <text:p text:style-name="P21"><text:span text:style-name="T4">Метод прогонки используется для решения СЛАУ с трёхдиагональной матрицей</text:span><text:span text:style-name="T5">. По своей сути он является реализация метода Гаусса, учитывающей специфику исходной системы, что позволяет упростить решение.</text:span></text:p>
      <text:p text:style-name="P22"><draw:frame draw:style-name="fr1" draw:name="Объект2" text:anchor-type="as-char" svg:width="7.05cm" svg:height="1.79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3"><text:span text:style-name="T20">Поделим первое уравнение на </text:span><text:span text:style-name="T20"><draw:frame draw:style-name="fr1" draw:name="Объект1" text:anchor-type="as-char" svg:width="0.545cm" svg:height="0.531cm" draw:z-index="2"><draw:object xlink:href="./Object 7" xlink:type="simple" xlink:show="embed" xlink:actuate="onLoad"/><draw:image xlink:href="./ObjectReplacements/Object 7" xlink:type="simple" xlink:show="embed" xlink:actuate="onLoad"/></draw:frame></text:span><text:span text:style-name="T20">и </text:span>определим <draw:frame draw:style-name="fr1" draw:name="Объект3" text:anchor-type="as-char" svg:width="3.514cm" svg:height="0.531cm" draw:z-index="3"><draw:object xlink:href="./Object 2" xlink:type="simple" xlink:show="embed" xlink:actuate="onLoad"/><draw:image xlink:href="./ObjectReplacements/Object 2" xlink:type="simple" xlink:show="embed" xlink:actuate="onLoad"/></draw:frame><text:span text:style-name="T11">, </text:span><text:span text:style-name="T19">тогда</text:span> уравнение примет вид:</text:p>
      <text:p text:style-name="P8"><draw:frame draw:style-name="fr1" draw:name="Объект4" text:anchor-type="as-char" svg:width="2.473cm" svg:height="0.531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9">Исключим переменную <draw:frame draw:style-name="fr1" draw:name="Объект8" text:anchor-type="as-char" svg:width="0.598cm" svg:height="0.531cm" draw:z-index="4"><draw:object xlink:href="./Object 8" xlink:type="simple" xlink:show="embed" xlink:actuate="onLoad"/><draw:image xlink:href="./ObjectReplacements/Object 8" xlink:type="simple" xlink:show="embed" xlink:actuate="onLoad"/></draw:frame>из второго уравнения, отняв от него первое уравнение, домноженное на <draw:frame draw:style-name="fr1" draw:name="Объект9" text:anchor-type="as-char" svg:width="0.557cm" svg:height="0.531cm" draw:z-index="5"><draw:object xlink:href="./Object 9" xlink:type="simple" xlink:show="embed" xlink:actuate="onLoad"/><draw:image xlink:href="./ObjectReplacements/Object 9" xlink:type="simple" xlink:show="embed" xlink:actuate="onLoad"/></draw:frame><text:span text:style-name="T9">. </text:span>На этом этапе мы имеем <text:span text:style-name="T9"><draw:frame draw:style-name="fr1" draw:name="Объект10" text:anchor-type="as-char" svg:width="0.96cm" svg:height="0.467cm" draw:z-index="6"><draw:object xlink:href="./Object 10" xlink:type="simple" xlink:show="embed" xlink:actuate="onLoad"/><draw:image xlink:href="./ObjectReplacements/Object 10" xlink:type="simple" xlink:show="embed" xlink:actuate="onLoad"/></draw:frame></text:span>уравнение с <draw:frame draw:style-name="fr1" draw:name="Объект11" text:anchor-type="as-char" svg:width="0.96cm" svg:height="0.467cm" draw:z-index="7"><draw:object xlink:href="./Object 11" xlink:type="simple" xlink:show="embed" xlink:actuate="onLoad"/><draw:image xlink:href="./ObjectReplacements/Object 11" xlink:type="simple" xlink:show="embed" xlink:actuate="onLoad"/></draw:frame>неизвестной. </text:p>
      <text:p text:style-name="P3"><text:span text:style-name="T7">Рассмотрим </text:span><text:span text:style-name="T12">i</text:span><text:span text:style-name="T7">-ое</text:span><text:span text:style-name="T12"> </text:span><text:span text:style-name="T7">и </text:span><text:span text:style-name="T12">(i+1)-</text:span><text:span text:style-name="T7">ое уранение. Поделим </text:span><text:span text:style-name="T12">i</text:span><text:span text:style-name="T7">-ое уравнение на </text:span><text:span text:style-name="T12"><draw:frame draw:style-name="fr1" draw:name="Объект12" text:anchor-type="as-char" svg:width="1.517cm" svg:height="0.531cm" draw:z-index="8"><draw:object xlink:href="./Object 12" xlink:type="simple" xlink:show="embed" xlink:actuate="onLoad"/><draw:image xlink:href="./ObjectReplacements/Object 12" xlink:type="simple" xlink:show="embed" xlink:actuate="onLoad"/></draw:frame></text:span><text:span text:style-name="T7">и определим</text:span><text:span text:style-name="T6"><draw:frame draw:style-name="fr1" draw:name="Объект5" text:anchor-type="as-char" svg:width="7.946cm" svg:height="1.124cm" draw:z-index="9"><draw:object xlink:href="./Object 4" xlink:type="simple" xlink:show="embed" xlink:actuate="onLoad"/><draw:image xlink:href="./ObjectReplacements/Object 4" xlink:type="simple" xlink:show="embed" xlink:actuate="onLoad"/></draw:frame></text:span><text:span text:style-name="T7">.</text:span><text:span text:style-name="T12"> </text:span><text:span text:style-name="T7">Исключим переменную </text:span><text:span text:style-name="T7"><draw:frame draw:style-name="fr1" draw:name="Объект13" text:anchor-type="as-char" svg:width="0.542cm" svg:height="0.531cm" draw:z-index="10"><draw:object xlink:href="./Object 13" xlink:type="simple" xlink:show="embed" xlink:actuate="onLoad"/><draw:image xlink:href="./ObjectReplacements/Object 13" xlink:type="simple" xlink:show="embed" xlink:actuate="onLoad"/></draw:frame></text:span><text:span text:style-name="T7">из (</text:span><text:span text:style-name="T12">i+1</text:span><text:span text:style-name="T7">)</text:span><text:span text:style-name="T12">-</text:span><text:span text:style-name="T7">го уравнения. </text:span></text:p>
      <text:p text:style-name="P6"><text:span text:style-name="T8">Процесс в</text:span><text:span text:style-name="T1">ычислени</text:span><text:span text:style-name="T8">я</text:span><text:span text:style-name="T1"> коэффициентов </text:span><text:span text:style-name="T1"><draw:frame draw:style-name="fr1" draw:name="Объект14" text:anchor-type="as-char" svg:width="0.557cm" svg:height="0.369cm" draw:z-index="11"><draw:object xlink:href="./Object 14" xlink:type="simple" xlink:show="embed" xlink:actuate="onLoad"/><draw:image xlink:href="./ObjectReplacements/Object 14" xlink:type="simple" xlink:show="embed" xlink:actuate="onLoad"/></draw:frame></text:span><text:span text:style-name="T1">и </text:span><text:span text:style-name="T1"><draw:frame draw:style-name="fr1" draw:name="Объект15" text:anchor-type="as-char" svg:width="0.51cm" svg:height="0.466cm" draw:z-index="12"><draw:object xlink:href="./Object 15" xlink:type="simple" xlink:show="embed" xlink:actuate="onLoad"/><draw:image xlink:href="./ObjectReplacements/Object 15" xlink:type="simple" xlink:show="embed" xlink:actuate="onLoad"/></draw:frame></text:span><text:span text:style-name="T8">называется правой прогонкой. </text:span></text:p>
      <text:p text:style-name="P10">Повторив данные рассуждения для всех уравнений системы, получим</text:p>
      <text:p text:style-name="P4"><text:span text:style-name="T6"><draw:frame draw:style-name="fr1" draw:name="Объект6" text:anchor-type="as-char" svg:width="1.605cm" svg:height="0.531cm" draw:z-index="13"><draw:object xlink:href="./Object 5" xlink:type="simple" xlink:show="embed" xlink:actuate="onLoad"/><draw:image xlink:href="./ObjectReplacements/Object 5" xlink:type="simple" xlink:show="embed" xlink:actuate="onLoad"/></draw:frame></text:span><text:span text:style-name="T8">и </text:span><draw:frame draw:style-name="fr1" draw:name="Объект7" text:anchor-type="as-char" svg:width="4.89cm" svg:height="0.533cm" draw:z-index="14"><draw:object xlink:href="./Object 6" xlink:type="simple" xlink:show="embed" xlink:actuate="onLoad"/><draw:image xlink:href="./ObjectReplacements/Object 6" xlink:type="simple" xlink:show="embed" xlink:actuate="onLoad"/></draw:frame></text:p>
      <text:p text:style-name="P10">Процесс вычисления неизвестных называется обратным ходом метода правой прогонки.</text:p>
      <text:p text:style-name="P10">Если бы начали наши рассуждения с аналогичных действий над последним уравнением системы, получили бы метод левой прогонки.</text:p>
      <text:p text:style-name="P10">Также в случае, если нужно найти значение только одной неизвестной <draw:frame draw:style-name="fr1" draw:name="Объект16" text:anchor-type="as-char" svg:width="1.958cm" svg:height="0.531cm" draw:z-index="15"><draw:object xlink:href="./Object 16" xlink:type="simple" xlink:show="embed" xlink:actuate="onLoad"/><draw:image xlink:href="./ObjectReplacements/Object 16" xlink:type="simple" xlink:show="embed" xlink:actuate="onLoad"/></draw:frame><text:span text:style-name="T9">, </text:span>можно применить метод встречных прогонок: <text:span text:style-name="T21">вычислить прогоночные коэффициенты правой и левой прогонки, а затем, приняв во внимание тот факт, что два метода вычисляют одни и те же неизвестные, получаем следующую формулу:</text:span></text:p>
      <text:p text:style-name="P11"><draw:frame draw:style-name="fr1" draw:name="Объект17" text:anchor-type="as-char" svg:width="2.478cm" svg:height="1.067cm" draw:z-index="16"><draw:object xlink:href="./Object 17" xlink:type="simple" xlink:show="embed" xlink:actuate="onLoad"/><draw:image xlink:href="./ObjectReplacements/Object 17" xlink:type="simple" xlink:show="embed" xlink:actuate="onLoad"/></draw:frame><text:span text:style-name="T13">. </text:span></text:p>
      <text:p text:style-name="P12">Очевидно, при необходимости вычислить только одну переменную или группу подряд идущих переменных, данный метод значительно сокращает объем вычислений.</text:p>
      <text:p text:style-name="P2"/>
      <text:p text:style-name="P2"/>
      <text:p text:style-name="P13"/>
      <text:p text:style-name="P13"/>
      <text:h text:style-name="P38" text:outline-level="3"><text:bookmark-start text:name="__RefHeading___Toc2066_1681118743"/><text:soft-page-break/>Листинг программы<text:bookmark-end text:name="__RefHeading___Toc2066_1681118743"/></text:h>
      <text:section text:style-name="Sect2" text:name="TextSection">
        <text:p text:style-name="P20">//lab3, v20. Simon Karasik, course 2, group 5.</text:p>
        <text:p text:style-name="P20">#include &lt;fstream&gt;</text:p>
        <text:p text:style-name="P20">#include &lt;iomanip&gt;</text:p>
        <text:p text:style-name="P20">#include &lt;cmath&gt;</text:p>
        <text:p text:style-name="P20">#include &lt;vector&gt;</text:p>
        <text:p text:style-name="P20"/>
        <text:p text:style-name="P20">using namespace std;</text:p>
        <text:p text:style-name="P20"/>
        <text:p text:style-name="P20">typedef std::vector&lt;double&gt; Vector;</text:p>
        <text:p text:style-name="P20"/>
        <text:p text:style-name="P20">void printVector(ostream &amp; os, const Vector &amp; vector, <text:s/>int from, int to)</text:p>
        <text:p text:style-name="P20">{</text:p>
        <text:p text:style-name="P20"><text:tab/>for (int i = from; i &lt; to; i++)</text:p>
        <text:p text:style-name="P20"><text:tab/><text:tab/>os &lt;&lt; setprecision(4) &lt;&lt; vector[i] &lt;&lt; '\t';</text:p>
        <text:p text:style-name="P20"><text:tab/>os &lt;&lt; endl;</text:p>
        <text:p text:style-name="P20">}</text:p>
        <text:p text:style-name="P20"/>
        <text:p text:style-name="P20">void printVector(ostream &amp; os, const Vector &amp; vector)</text:p>
        <text:p text:style-name="P20">{</text:p>
        <text:p text:style-name="P20"><text:tab/>printVector(os, vector, 0, vector.size());</text:p>
        <text:p text:style-name="P20">}</text:p>
        <text:p text:style-name="P20"/>
        <text:p text:style-name="P20">Vector solutionError(</text:p>
        <text:p text:style-name="P20"><text:tab/>const Vector &amp; a, </text:p>
        <text:p text:style-name="P20"><text:tab/>const Vector &amp; b, </text:p>
        <text:p text:style-name="P20"><text:tab/>const Vector &amp; c, </text:p>
        <text:p text:style-name="P20"><text:tab/>const Vector &amp; f, </text:p>
        <text:p text:style-name="P20"><text:tab/>const Vector &amp; y)</text:p>
        <text:p text:style-name="P20">{</text:p>
        <text:p text:style-name="P20"><text:tab/>const int n = c.size();</text:p>
        <text:p text:style-name="P20"><text:tab/>Vector error(n), f1(n, 0);</text:p>
        <text:p text:style-name="P20"><text:tab/>f1[0] = c[0]*y[0] - b[0]*y[1] ;</text:p>
        <text:p text:style-name="P20"><text:tab/>f1[n - 1] = c[n-1]*y[n-1] - a[n-1]*y[n-2];</text:p>
        <text:p text:style-name="P20"><text:tab/>for (int i = 1; i &lt; n - 1; i++)</text:p>
        <text:p text:style-name="P20"><text:tab/><text:tab/>f1[i] = -a[i]*y[i - 1] + c[i]*y[i] - b[i]*y[i+1];</text:p>
        <text:p text:style-name="P20"><text:tab/>for (int i = 0; i &lt; n; i++)</text:p>
        <text:p text:style-name="P20"><text:tab/><text:tab/>error[i] = abs(f[i] - f1[i]);</text:p>
        <text:p text:style-name="P20"><text:tab/>return error;</text:p>
        <text:p text:style-name="P20">}</text:p>
        <text:p text:style-name="P20"/>
        <text:p text:style-name="P20">int main()</text:p>
        <text:p text:style-name="P20">{</text:p>
        <text:p text:style-name="P20"><text:tab/>ifstream fin("input.txt");</text:p>
        <text:p text:style-name="P20"><text:tab/>ofstream fout("output.txt");</text:p>
        <text:p text:style-name="P20"/>
        <text:p text:style-name="P20"/>
        <text:p text:style-name="P20"><text:tab/>/*</text:p>
        <text:p text:style-name="P20"><text:tab/>c0 b0</text:p>
        <text:p text:style-name="P20"><text:tab/>a0 c1 b1</text:p>
        <text:p text:style-name="P20"><text:tab/>a1</text:p>
        <text:p text:style-name="P20"><text:tab/>*/</text:p>
        <text:p text:style-name="P20"><text:tab/>int n;</text:p>
        <text:p text:style-name="P20"><text:tab/>fin &gt;&gt; n;</text:p>
        <text:p text:style-name="P20"><text:tab/>Vector a(n, 0), b(n, 0), c(n, 0), f(n, 0);</text:p>
        <text:p text:style-name="P20"><text:tab/>for (int i = 1; i &lt; n; i++)</text:p>
        <text:p text:style-name="P20"><text:tab/>{</text:p>
        <text:p text:style-name="P20"><text:tab/><text:tab/>fin &gt;&gt; a[i];</text:p>
        <text:p text:style-name="P20"><text:tab/><text:tab/>a[i] *= -1;</text:p>
        <text:p text:style-name="P20"><text:tab/>}</text:p>
        <text:p text:style-name="P20"><text:tab/>for (int i = 0; i &lt; n - 1; i++)</text:p>
        <text:p text:style-name="P20"><text:tab/>{</text:p>
        <text:p text:style-name="P20"><text:tab/><text:tab/>fin &gt;&gt; b[i];</text:p>
        <text:p text:style-name="P20"><text:tab/><text:tab/>b[i] *= -1;</text:p>
        <text:p text:style-name="P20"><text:tab/>}</text:p>
        <text:p text:style-name="P20"><text:tab/>for (int i = 0; i &lt; n; i++)</text:p>
        <text:p text:style-name="P20"><text:tab/><text:tab/>fin &gt;&gt; c[i];</text:p>
        <text:p text:style-name="P20"><text:tab/>for (int i = 0; i &lt; n; i++)</text:p>
        <text:p text:style-name="P20"><text:tab/><text:tab/>fin &gt;&gt; f[i];</text:p>
        <text:p text:style-name="P20"><text:tab/></text:p>
        <text:p text:style-name="P20"><text:tab/>Vector alpha(n + 1), beta(n + 2);</text:p>
        <text:p text:style-name="P20"/>
        <text:p text:style-name="P20"><text:tab/>alpha[0] = b[0] / c[0];</text:p>
        <text:p text:style-name="P20"><text:tab/>beta[0] = f[0] / c[0];</text:p>
        <text:p text:style-name="P20"><text:tab/>for (int i = 0; i &lt; n; i++)</text:p>
        <text:p text:style-name="P20"><text:tab/>{</text:p>
        <text:p text:style-name="P20"><text:tab/><text:tab/>double denom = c[i] - a[i] * alpha[i];</text:p>
        <text:p text:style-name="P20"><text:tab/><text:tab/>if (i &lt; n - 1)</text:p>
        <text:p text:style-name="P20"><text:tab/><text:tab/><text:tab/>alpha[i + 1] = b[i] / denom;</text:p>
        <text:p text:style-name="P20"><text:tab/><text:tab/>beta[i + 1] = (f[i] + a[i] * beta[i]) / denom;</text:p>
        <text:p text:style-name="P20"><text:tab/>}</text:p>
        <text:p text:style-name="P20"/>
        <text:p text:style-name="P20"><text:tab/>Vector y(n);</text:p>
        <text:p text:style-name="P20"><text:tab/>y[n - 1] = beta[n];</text:p>
        <text:p text:style-name="P20"><text:tab/>for (int i = n - 2; i &gt;= 0; i--)</text:p>
        <text:p text:style-name="P20"><text:tab/><text:tab/>y[i] = alpha[i + 1] * y[i + 1] + beta[i + 1];</text:p>
        <text:p text:style-name="P20"/>
        <text:p text:style-name="P20"><text:tab/>Vector error = solutionError(a, b, c, f, y);</text:p>
        <text:p text:style-name="P20"/>
        <text:p text:style-name="P20"><text:tab/>fout &lt;&lt; "-a:" &lt;&lt; endl;</text:p>
        <text:p text:style-name="P20"><text:tab/>printVector(fout, a, 0, n - 1);</text:p>
        <text:p text:style-name="P20"><text:tab/>fout &lt;&lt; "-b:" &lt;&lt; endl;</text:p>
        <text:p text:style-name="P20"><text:tab/>printVector(fout, b, 1, n);</text:p>
        <text:p text:style-name="P20"><text:tab/>fout &lt;&lt; "c:" &lt;&lt; endl;</text:p>
        <text:p text:style-name="P20"><text:tab/>printVector(fout, c);</text:p>
        <text:p text:style-name="P20"><text:tab/>fout &lt;&lt; "alpha:" &lt;&lt; endl;</text:p>
        <text:p text:style-name="P20"><text:tab/>printVector(fout, alpha, 0, n);</text:p>
        <text:p text:style-name="P20"><text:tab/>fout &lt;&lt; "beta:" &lt;&lt; endl;</text:p>
        <text:p text:style-name="P20"><text:tab/>printVector(fout, beta, 0, n + 1);</text:p>
        <text:p text:style-name="P20"><text:tab/>fout &lt;&lt; "y:" &lt;&lt; endl;</text:p>
        <text:p text:style-name="P20"><text:tab/>printVector(fout, y);</text:p>
        <text:p text:style-name="P20"><text:tab/>fout &lt;&lt; "y error:" &lt;&lt; endl;</text:p>
        <text:p text:style-name="P20"><text:tab/>printVector(fout, error);</text:p>
        <text:p text:style-name="P20"/>
        <text:p text:style-name="P20"><text:tab/>return 0;</text:p>
        <text:p text:style-name="P20">}<text:tab/></text:p>
      </text:section>
      <text:h text:style-name="P38" text:outline-level="3"><text:bookmark-start text:name="__RefHeading___Toc2068_1681118743"/><text:soft-page-break/>Входные данные<text:bookmark-end text:name="__RefHeading___Toc2068_1681118743"/></text:h>
      <text:p text:style-name="P24"/>
      <text:p text:style-name="P14"><text:span text:style-name="T14">input</text:span><text:span text:style-name="T15">.</text:span><text:span text:style-name="T14">txt</text:span><text:span text:style-name="T15">:</text:span></text:p>
      <text:p text:style-name="P15">5</text:p>
      <text:p text:style-name="P15">-0.0305 -0.0914 -0.0741 -0.0122</text:p>
      <text:p text:style-name="P15">0.0000 0.0000 0.0122 0.0000</text:p>
      <text:p text:style-name="P15">0.4974 0.3284 0.5887 0.5887 0.4263</text:p>
      <text:p text:style-name="P15">1.5875 -1.7590 1.4139 1.7702 -2.0767</text:p>
      <text:p text:style-name="P16"/>
      <text:h text:style-name="P38" text:outline-level="3"><text:bookmark-start text:name="__RefHeading___Toc2070_1681118743"/>Выходные данные<text:bookmark-end text:name="__RefHeading___Toc2070_1681118743"/></text:h>
      <text:p text:style-name="P18">output.txt</text:p>
      <text:p text:style-name="P19">-a:</text:p>
      <text:p text:style-name="P19">0<text:tab/>0.0305<text:tab/>0.0914<text:tab/>0.0741<text:tab/></text:p>
      <text:p text:style-name="P19">-b:</text:p>
      <text:p text:style-name="P19">-0<text:tab/>-0.0122<text:tab/>-0<text:tab/>0<text:tab/></text:p>
      <text:p text:style-name="P19">c:</text:p>
      <text:p text:style-name="P19">0.4974<text:tab/>0.3284<text:tab/>0.5887<text:tab/>0.5887<text:tab/>0.4263<text:tab/></text:p>
      <text:p text:style-name="P19">alpha:</text:p>
      <text:p text:style-name="P19">-0<text:tab/>-0<text:tab/>-0<text:tab/>-0.02072<text:tab/>-0<text:tab/></text:p>
      <text:p text:style-name="P19">beta:</text:p>
      <text:p text:style-name="P19">3.192<text:tab/>3.192<text:tab/>-5.06<text:tab/>1.616<text:tab/>3.202<text:tab/>-4.78<text:tab/></text:p>
      <text:p text:style-name="P19">y:</text:p>
      <text:p text:style-name="P19">3.192<text:tab/>-5.06<text:tab/>1.55<text:tab/>3.202<text:tab/>-4.78<text:tab/></text:p>
      <text:p text:style-name="P19">y error:</text:p>
      <text:p text:style-name="P19">0<text:tab/>2.22e-16<text:tab/>2.22e-16<text:tab/>0<text:tab/>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, Georgia, Times, serif"/>
    <style:font-face style:name="Tahoma2" svg:font-family="Tahom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4.974cm" loext:contextual-spacing="false" fo:line-height="0.397cm" fo:text-align="center" style:justify-single-word="false" fo:background-color="#ffffff"/>
      <style:text-properties style:font-name="Tahoma" fo:font-family="Tahoma" style:font-family-generic="roman" style:font-pitch="variable" fo:font-size="9pt" style:font-name-asian="Tahoma1" style:font-family-asian="Tahoma" style:font-family-generic-asian="system" style:font-pitch-asian="variable" style:font-size-asian="9pt" style:font-name-complex="Tahoma1" style:font-family-complex="Tahoma" style:font-family-generic-complex="system" style:font-pitch-complex="variable" style:font-size-complex="9pt"/>
    </style:style>
    <style:style style:name="Заголовок_20__2116_2" style:display-name="Заголовок №2" style:family="paragraph" style:parent-style-name="Standard" style:default-outline-level="2" style:list-style-name="">
      <loext:graphic-properties draw:fill="solid" draw:fill-color="#ffffff"/>
      <style:paragraph-properties fo:margin-top="4.974cm" fo:margin-bottom="0.741cm" loext:contextual-spacing="false" fo:line-height="100%" fo:background-color="#ffffff"/>
      <style:text-properties style:font-name="Tahoma" fo:font-family="Tahoma" style:font-family-generic="roman" style:font-pitch="variable" fo:font-size="31pt" fo:letter-spacing="0.018cm" fo:font-weight="bold" style:font-name-asian="Tahoma1" style:font-family-asian="Tahoma" style:font-family-generic-asian="system" style:font-pitch-asian="variable" style:font-size-asian="31pt" style:font-weight-asian="bold" style:font-name-complex="Tahoma1" style:font-family-complex="Tahoma" style:font-family-generic-complex="system" style:font-pitch-complex="variable" style:font-size-complex="31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top="5.609cm" fo:margin-bottom="0cm" loext:contextual-spacing="false" fo:line-height="0.508cm" fo:text-align="end" style:justify-single-word="false" fo:background-color="#ffffff"/>
      <style:text-properties style:font-name="Arial1" fo:font-family="Arial" style:font-family-generic="roman" style:font-pitch="variable" fo:font-size="11.5pt" fo:font-weight="bold" style:font-name-asian="Arial2" style:font-family-asian="Arial" style:font-family-generic-asian="system" style:font-pitch-asian="variable" style:font-size-asian="11.5pt" style:font-weight-asian="bold" style:font-name-complex="Arial2" style:font-family-complex="Arial" style:font-family-generic-complex="system" style:font-pitch-complex="variable" style:font-size-complex="11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left="0cm" fo:margin-right="0cm" fo:margin-top="6.244cm" fo:margin-bottom="2.646cm" loext:contextual-spacing="false" fo:line-height="100%" fo:text-indent="-0.776cm" style:auto-text-indent="false" fo:background-color="#ffffff"/>
      <style:text-properties style:font-name="Tahoma" fo:font-family="Tahoma" style:font-family-generic="roman" style:font-pitch="variable" fo:font-size="13pt" style:font-name-asian="Tahoma1" style:font-family-asian="Tahoma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M16S</meta:editing-duration>
    <meta:editing-cycles>10</meta:editing-cycles>
    <meta:generator>LibreOffice/5.2.3.3$Windows_x86 LibreOffice_project/d54a8868f08a7b39642414cf2c8ef2f228f780cf</meta:generator>
    <dc:date>2017-10-19T14:54:40.002000000</dc:date>
    <meta:document-statistic meta:table-count="0" meta:image-count="0" meta:object-count="17" meta:page-count="6" meta:paragraph-count="150" meta:word-count="736" meta:character-count="4335" meta:non-whitespace-character-count="364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c</mi>
                  <mn>0</mn>
                </msub>
                <mrow>
                  <msub>
                    <mi>y</mi>
                    <mn>0</mn>
                  </msub>
                  <mo stretchy="false">−</mo>
                  <msub>
                    <mi>b</mi>
                    <mn>0</mn>
                  </msub>
                </mrow>
                <mrow>
                  <msub>
                    <mi>y</mi>
                    <mn>1</mn>
                  </msub>
                  <mo stretchy="false">=</mo>
                  <msub>
                    <mi>f</mi>
                    <mn>0</mn>
                  </msub>
                </mrow>
              </mrow>
            </mtd>
          </mtr>
          <mtr>
            <mtd>
              <mrow>
                <mrow>
                  <mo stretchy="false">−</mo>
                  <msub>
                    <mi>a</mi>
                    <mrow>
                      <mi>i</mi>
                      <mo stretchy="false">−</mo>
                      <mn>1</mn>
                    </mrow>
                  </msub>
                </mrow>
                <mrow>
                  <msub>
                    <mi>y</mi>
                    <mrow>
                      <mi>i</mi>
                      <mo stretchy="false">−</mo>
                      <mn>1</mn>
                    </mrow>
                  </msub>
                  <mo stretchy="false">+</mo>
                  <msub>
                    <mi>c</mi>
                    <mi>i</mi>
                  </msub>
                </mrow>
                <mrow>
                  <msub>
                    <mi>y</mi>
                    <mi>i</mi>
                  </msub>
                  <mo stretchy="false">−</mo>
                  <msub>
                    <mi>b</mi>
                    <mrow>
                      <mi>i</mi>
                      <mo stretchy="false">+</mo>
                      <mn>1</mn>
                    </mrow>
                  </msub>
                </mrow>
                <mrow>
                  <msub>
                    <mi>y</mi>
                    <mrow>
                      <mi>i</mi>
                      <mo stretchy="false">+</mo>
                      <mn>1</mn>
                    </mrow>
                  </msub>
                  <mo stretchy="false">=</mo>
                  <msub>
                    <mi>f</mi>
                    <mi>i</mi>
                  </msub>
                </mrow>
                <mi>,</mi>
                <mrow>
                  <mi>i</mi>
                  <mo stretchy="false">=</mo>
                  <mover accent="true">
                    <mrow>
                      <mn>1,</mn>
                      <mrow>
                        <mi>n</mi>
                        <mo stretchy="false">−</mo>
                        <mn>1</mn>
                      </mrow>
                    </mrow>
                    <mo>¯</mo>
                  </mover>
                </mrow>
              </mrow>
            </mtd>
          </mtr>
          <mtr>
            <mtd>
              <mrow>
                <mrow>
                  <mo stretchy="false">−</mo>
                  <msub>
                    <mi>a</mi>
                    <mi>n</mi>
                  </msub>
                </mrow>
                <mrow>
                  <msub>
                    <mi>y</mi>
                    <mrow>
                      <mi>n</mi>
                      <mo stretchy="false">−</mo>
                      <mn>1</mn>
                    </mrow>
                  </msub>
                  <mo stretchy="false">+</mo>
                  <msub>
                    <mi>c</mi>
                    <mi>n</mi>
                  </msub>
                </mrow>
                <mrow>
                  <msub>
                    <mi>y</mi>
                    <mi>n</mi>
                  </msub>
                  <mo stretchy="false">=</mo>
                  <msub>
                    <mi>f</mi>
                    <mi>n</mi>
                  </msub>
                </mrow>
              </mrow>
            </mtd>
          </mtr>
        </mtable>
      </mrow>
    </mrow>
    <annotation encoding="StarMath 5.0">left lbrace
  stack {
    c_0 y_0 - b_0 y_1 = f_0 #
    -a_{ i-1 }y_{i-1} + c_{ i } y_{ i }  - b_{ i+1 }y_{ i+1 } = f_i, i = overline{ 1, n-1 } #
		-a_n y_{ n-1 } + c_n y_n = f_n
  }
right none</annotation>
  </semantics>
</math>
</file>

<file path=Object 10/content.xml><?xml version="1.0" encoding="utf-8"?>
<math xmlns="http://www.w3.org/1998/Math/MathML" display="block">
  <semantics>
    <mrow>
      <mi>n</mi>
      <mo stretchy="false">−</mo>
      <mn>1</mn>
    </mrow>
    <annotation encoding="StarMath 5.0">n-1</annotation>
  </semantics>
</math>
</file>

<file path=Object 11/content.xml><?xml version="1.0" encoding="utf-8"?>
<math xmlns="http://www.w3.org/1998/Math/MathML" display="block">
  <semantics>
    <mrow>
      <mi>n</mi>
      <mo stretchy="false">−</mo>
      <mn>1</mn>
    </mrow>
    <annotation encoding="StarMath 5.0">n-1</annotation>
  </semantics>
</math>
</file>

<file path=Object 12/content.xml><?xml version="1.0" encoding="utf-8"?>
<math xmlns="http://www.w3.org/1998/Math/MathML" display="block">
  <semantics>
    <mrow>
      <mrow>
        <msub>
          <mi>c</mi>
          <mi>i</mi>
        </msub>
        <mo stretchy="false">−</mo>
        <msub>
          <mi mathvariant="normal">α</mi>
          <mi>i</mi>
        </msub>
      </mrow>
      <msub>
        <mi>a</mi>
        <mi>i</mi>
      </msub>
    </mrow>
    <annotation encoding="StarMath 5.0">c_i-%alpha_i a_i</annotation>
  </semantics>
</math>
</file>

<file path=Object 13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4/content.xml><?xml version="1.0" encoding="utf-8"?>
<math xmlns="http://www.w3.org/1998/Math/MathML" display="block">
  <semantics>
    <msub>
      <mi mathvariant="normal">α</mi>
      <mi>i</mi>
    </msub>
    <annotation encoding="StarMath 5.0">%alpha_i</annotation>
  </semantics>
</math>
</file>

<file path=Object 15/content.xml><?xml version="1.0" encoding="utf-8"?>
<math xmlns="http://www.w3.org/1998/Math/MathML" display="block">
  <semantics>
    <msub>
      <mi mathvariant="normal">β</mi>
      <mi>i</mi>
    </msub>
    <annotation encoding="StarMath 5.0">%beta_i</annotation>
  </semantics>
</math>
</file>

<file path=Object 16/content.xml><?xml version="1.0" encoding="utf-8"?>
<math xmlns="http://www.w3.org/1998/Math/MathML" display="block">
  <semantics>
    <mrow>
      <msub>
        <mi>y</mi>
        <mi>k</mi>
      </msub>
      <mi>,</mi>
      <mrow>
        <mi>k</mi>
        <mo stretchy="false">=</mo>
        <mover accent="true">
          <mrow>
            <mn>0,</mn>
            <mi>n</mi>
          </mrow>
          <mo>¯</mo>
        </mover>
      </mrow>
    </mrow>
    <annotation encoding="StarMath 5.0">y_k, k = overline{ 0, n }</annotation>
  </semantics>
</math>
</file>

<file path=Object 17/content.xml><?xml version="1.0" encoding="utf-8"?>
<math xmlns="http://www.w3.org/1998/Math/MathML" display="block">
  <semantics>
    <mrow>
      <msub>
        <mi>y</mi>
        <mi>k</mi>
      </msub>
      <mo stretchy="false">=</mo>
      <mfrac>
        <mrow>
          <mrow>
            <msub>
              <mi mathvariant="normal">η</mi>
              <mi>k</mi>
            </msub>
            <mo stretchy="false">+</mo>
            <msub>
              <mi mathvariant="normal">ξ</mi>
              <mi>k</mi>
            </msub>
          </mrow>
          <msub>
            <mi mathvariant="normal">β</mi>
            <mi>k</mi>
          </msub>
        </mrow>
        <mrow>
          <mrow>
            <mn>1</mn>
            <mo stretchy="false">−</mo>
            <msub>
              <mi mathvariant="normal">ξ</mi>
              <mi>k</mi>
            </msub>
          </mrow>
          <msub>
            <mi mathvariant="normal">α</mi>
            <mi>k</mi>
          </msub>
        </mrow>
      </mfrac>
    </mrow>
    <annotation encoding="StarMath 5.0">y_k = { %eta_k + %xi_k %beta_k  } over {1 - %xi_k %alpha_k }</annotation>
  </semantics>
</math>
</file>

<file path=Object 2/content.xml><?xml version="1.0" encoding="utf-8"?>
<math xmlns="http://www.w3.org/1998/Math/MathML" display="block">
  <semantics>
    <mrow>
      <mrow>
        <msub>
          <mi mathvariant="normal">α</mi>
          <mn>1</mn>
        </msub>
        <mo stretchy="false">=</mo>
        <mrow>
          <msub>
            <mi>b</mi>
            <mn>0</mn>
          </msub>
          <mo stretchy="false">/</mo>
          <msub>
            <mi>c</mi>
            <mn>0,</mn>
          </msub>
        </mrow>
      </mrow>
      <mrow>
        <msub>
          <mi mathvariant="normal">β</mi>
          <mn>1</mn>
        </msub>
        <mo stretchy="false">=</mo>
        <mrow>
          <msub>
            <mi>f</mi>
            <mn>0</mn>
          </msub>
          <mo stretchy="false">/</mo>
          <msub>
            <mi>c</mi>
            <mn>0</mn>
          </msub>
        </mrow>
      </mrow>
    </mrow>
    <annotation encoding="StarMath 5.0">%alpha_1 = b_0/c_0, %beta_1 = f_0/c_0</annotation>
  </semantics>
</math>
</file>

<file path=Object 3/content.xml><?xml version="1.0" encoding="utf-8"?>
<math xmlns="http://www.w3.org/1998/Math/MathML" display="block">
  <semantics>
    <mrow>
      <mrow>
        <msub>
          <mi>y</mi>
          <mn>0</mn>
        </msub>
        <mo stretchy="false">−</mo>
        <msub>
          <mi mathvariant="normal">α</mi>
          <mn>1</mn>
        </msub>
      </mrow>
      <mrow>
        <msub>
          <mi>y</mi>
          <mn>1</mn>
        </msub>
        <mo stretchy="false">=</mo>
        <msub>
          <mi mathvariant="normal">β</mi>
          <mn>1</mn>
        </msub>
      </mrow>
    </mrow>
    <annotation encoding="StarMath 5.0">y_0 - %alpha_1 y_1 = %beta_1</annotation>
  </semantics>
</math>
</file>

<file path=Object 4/content.xml><?xml version="1.0" encoding="utf-8"?>
<math xmlns="http://www.w3.org/1998/Math/MathML" display="block">
  <semantics>
    <mrow>
      <mrow>
        <msub>
          <mi mathvariant="normal">α</mi>
          <mrow>
            <mi>i</mi>
            <mo stretchy="false">+</mo>
            <mn>1</mn>
          </mrow>
        </msub>
        <mo stretchy="false">=</mo>
        <mfrac>
          <msub>
            <mi>b</mi>
            <mi>i</mi>
          </msub>
          <mrow>
            <mrow>
              <msub>
                <mi>c</mi>
                <mi>i</mi>
              </msub>
              <mo stretchy="false">−</mo>
              <msub>
                <mi mathvariant="normal">α</mi>
                <mi>i</mi>
              </msub>
            </mrow>
            <msub>
              <mi>a</mi>
              <mi>i</mi>
            </msub>
          </mrow>
        </mfrac>
      </mrow>
      <mrow>
        <mi>i</mi>
        <mo stretchy="false">=</mo>
        <mover accent="true">
          <mrow>
            <mn>1,</mn>
            <mrow>
              <mi>n</mi>
              <mo stretchy="false">−</mo>
              <mn>1</mn>
            </mrow>
          </mrow>
          <mo>¯</mo>
        </mover>
      </mrow>
      <mi>,</mi>
      <mrow>
        <msub>
          <mi mathvariant="normal">β</mi>
          <mrow>
            <mi>i</mi>
            <mo stretchy="false">+</mo>
            <mn>1</mn>
          </mrow>
        </msub>
        <mo stretchy="false">=</mo>
        <mfrac>
          <mrow>
            <mrow>
              <msub>
                <mi>f</mi>
                <mi>i</mi>
              </msub>
              <mo stretchy="false">+</mo>
              <msub>
                <mi>a</mi>
                <mi>i</mi>
              </msub>
            </mrow>
            <msub>
              <mi mathvariant="normal">β</mi>
              <mi>i</mi>
            </msub>
          </mrow>
          <mrow>
            <mrow>
              <msub>
                <mi>c</mi>
                <mi>i</mi>
              </msub>
              <mo stretchy="false">−</mo>
              <msub>
                <mi mathvariant="normal">α</mi>
                <mi>i</mi>
              </msub>
            </mrow>
            <msub>
              <mi>a</mi>
              <mi>i</mi>
            </msub>
          </mrow>
        </mfrac>
      </mrow>
      <mrow>
        <mi>i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%alpha_{i+1} = {b_i} over {c_i - %alpha_i a_i} i = overline{1, n-1}, 
%beta_{ i+1 } = { f_i + a_i %beta_i} over { c_i - %alpha_i a_i} i = overline{ 1,n } </annotation>
  </semantics>
</math>
</file>

<file path=Object 5/content.xml><?xml version="1.0" encoding="utf-8"?>
<math xmlns="http://www.w3.org/1998/Math/MathML" display="block">
  <semantics>
    <mrow>
      <msub>
        <mi>y</mi>
        <mi>n</mi>
      </msub>
      <mo stretchy="false">=</mo>
      <msub>
        <mi mathvariant="normal">β</mi>
        <mrow>
          <mi>n</mi>
          <mo stretchy="false">+</mo>
          <mn>1</mn>
        </mrow>
      </msub>
    </mrow>
    <annotation encoding="StarMath 5.0">y_n = %beta_{ n+1 } </annotation>
  </semantics>
</math>
</file>

<file path=Object 6/content.xml><?xml version="1.0" encoding="utf-8"?>
<math xmlns="http://www.w3.org/1998/Math/MathML" display="block">
  <semantics>
    <mrow>
      <mrow>
        <msub>
          <mi>y</mi>
          <mi>i</mi>
        </msub>
        <mo stretchy="false">=</mo>
        <msub>
          <mi mathvariant="normal">α</mi>
          <mrow>
            <mi>i</mi>
            <mo stretchy="false">+</mo>
            <mn>1</mn>
          </mrow>
        </msub>
      </mrow>
      <mrow>
        <msub>
          <mi>y</mi>
          <mrow>
            <mi>i</mi>
            <mo stretchy="false">+</mo>
            <mn>1</mn>
          </mrow>
        </msub>
        <mo stretchy="false">+</mo>
        <msub>
          <mi mathvariant="normal">β</mi>
          <mrow>
            <mi>i</mi>
            <mo stretchy="false">+</mo>
            <mn>1</mn>
          </mrow>
        </msub>
      </mrow>
      <mi>,</mi>
      <mrow>
        <mi>i</mi>
        <mo stretchy="false">=</mo>
        <mover accent="true">
          <mrow>
            <mi>n</mi>
            <mo stretchy="false">−</mo>
            <mn>1,0</mn>
          </mrow>
          <mo>¯</mo>
        </mover>
      </mrow>
    </mrow>
    <annotation encoding="StarMath 5.0">y_{ i} = %alpha_ { i+1 } y_{ i+1 } + %beta_{ i+1 }, i = overline{ n-1,0 }</annotation>
  </semantics>
</math>
</file>

<file path=Object 7/content.xml><?xml version="1.0" encoding="utf-8"?>
<math xmlns="http://www.w3.org/1998/Math/MathML" display="block">
  <semantics>
    <msub>
      <mi>c</mi>
      <mn>0</mn>
    </msub>
    <annotation encoding="StarMath 5.0">c_0</annotation>
  </semantics>
</math>
</file>

<file path=Object 8/content.xml><?xml version="1.0" encoding="utf-8"?>
<math xmlns="http://www.w3.org/1998/Math/MathML" display="block">
  <semantics>
    <msub>
      <mi>y</mi>
      <mn>0</mn>
    </msub>
    <annotation encoding="StarMath 5.0">y_0</annotation>
  </semantics>
</math>
</file>

<file path=Object 9/content.xml><?xml version="1.0" encoding="utf-8"?>
<math xmlns="http://www.w3.org/1998/Math/MathML" display="block">
  <semantics>
    <msub>
      <mi>a</mi>
      <mn>0</mn>
    </msub>
    <annotation encoding="StarMath 5.0">a_0</annotation>
  </semantics>
</math>
</file>